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ad me file for scanErrors.pl</text:p>
      <text:p text:style-name="Standard"/>
      <text:p text:style-name="Standard"/>
      <text:p text:style-name="Standard">There is a bit of setup required here.</text:p>
      <text:list text:style-name="L1">
        <text:list-item>
          <text:p text:style-name="P1">copy the Perl script to a convient location on your PC. I use ~/bin, which is also included in my path. That allows me to run the script from anywhere.</text:p>
        </text:list-item>
        <text:list-item>
          <text:p text:style-name="P1">Make the Perl script executable. To do this, cd to the bin directory and enter “chmod +x *.pl”</text:p>
        </text:list-item>
        <text:list-item>
          <text:p text:style-name="P1">in your home directory, create a folder called “shared” (this is the folder I have shared with the VM client running Windows). You can also edit the line starting “my $outDir =” to specify a different out put location.</text:p>
        </text:list-item>
        <text:list-item>
          <text:p text:style-name="P1">create a folder called “logs” at the root of your Linux file system.</text:p>
        </text:list-item>
        <text:list-item>
          <text:p text:style-name="P1">under “/logs”, create a directory for each server. I use int1, int2, dev1, etc – that simplifies running the analysis script.</text:p>
        </text:list-item>
        <text:list-item>
          <text:p text:style-name="P1">create mounts from the directories in 3 to the log directories on the servers. This must be done as “root”. There are two shell scripts (map and umap) here that illustrate how this is done.</text:p>
        </text:list-item>
        <text:list-item>
          <text:p text:style-name="P1">it is also helpful to alias the script. To do this, edit “.bashrc” (in your home directory) and add the appropriate alias. I have also aliased mapping scripts in the root account.</text:p>
        </text:list-item>
        <text:list-item>
          <text:p text:style-name="P1">This is my setup:<text:line-break/>~/bin <text:s text:c="36"/>==&gt; contains the scripts<text:line-break/>/logs/int1 <text:s text:c="29"/>==&gt; mapped to awips-int1:/awips/edex/mule/logs<text:line-break/>/logs/int2 <text:s text:c="29"/>==&gt; mapped to awips-in2:/awips/edex/mule/logs<text:line-break/>/logs/dev1 <text:s text:c="27"/>==&gt; mapped to awips-dev1:/awips/edex/mule/logs<text:line-break/>~/shared <text:s text:c="30"/>==&gt; mapped as the VM share for Windows</text:p>
        </text:list-item>
        <text:list-item>
          <text:p text:style-name="P1">Aliases:<text:line-break/>alias errors='scanError.pl' <text:s text:c="3"/>==&gt; in my .bashrc<text:line-break/>alias map='~/bin/map' <text:s text:c="8"/>==&gt; in root's .bashrc – replace '~' with the true path<text:line-break/>alias umap='~/bin/umap' <text:s text:c="4"/>==&gt; <text:s/>in root's .bashrc – replace '~' with the true path</text:p>
        </text:list-item>
        <text:list-item>
          <text:p text:style-name="P1">With this in place, I can collect error statistics as follows<text:line-break/>su – root (and enter the password)<text:line-break/>map<text:line-break/>exit<text:line-break/>errors int1<text:line-break/>errors int2<text:line-break/>errors dev1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Mark Fegan</meta:initial-creator>
    <meta:creation-date>2007-12-20T14:19:53</meta:creation-date>
    <dc:creator>Mark Fegan</dc:creator>
    <dc:date>2007-12-20T14:57:10</dc:date>
    <dc:language>en-US</dc:language>
    <meta:editing-cycles>2</meta:editing-cycles>
    <meta:editing-duration>PT2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301" meta:character-count="1879"/>
  </office:meta>
</office:document-meta>
</file>